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519c" officeooo:paragraph-rsid="000dce7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5519c" officeooo:paragraph-rsid="000dce7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5519c" officeooo:paragraph-rsid="000dce70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0dce70"/>
    </style:style>
    <style:style style:name="P5" style:family="paragraph" style:parent-style-name="Standard">
      <style:text-properties officeooo:rsid="0012d7b0" officeooo:paragraph-rsid="0012d7b0"/>
    </style:style>
    <style:style style:name="P6" style:family="paragraph" style:parent-style-name="Standard">
      <style:text-properties officeooo:rsid="0015ef87" officeooo:paragraph-rsid="000dce70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" style:family="paragraph" style:parent-style-name="Preformatted_20_Text">
      <style:text-properties fo:color="#000000" officeooo:rsid="0012d7b0" officeooo:paragraph-rsid="0012d7b0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ff" fo:font-weight="bold"/>
    </style:style>
    <style:style style:name="P10" style:family="paragraph" style:parent-style-name="Preformatted_20_Text">
      <style:text-properties fo:color="#0000ff" fo:font-weight="bold" officeooo:rsid="0012d7b0" officeooo:paragraph-rsid="0012d7b0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ff" fo:font-weight="bold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14" style:family="paragraph" style:parent-style-name="Preformatted_20_Text">
      <style:text-properties officeooo:paragraph-rsid="000dce70"/>
    </style:style>
    <style:style style:name="T1" style:family="text">
      <style:text-properties officeooo:rsid="000dce70"/>
    </style:style>
    <style:style style:name="T2" style:family="text">
      <style:text-properties fo:color="#0000ff"/>
    </style:style>
    <style:style style:name="T3" style:family="text">
      <style:text-properties fo:color="#0000ff" fo:font-weight="bold"/>
    </style:style>
    <style:style style:name="T4" style:family="text">
      <style:text-properties fo:color="#008000"/>
    </style:style>
    <style:style style:name="T5" style:family="text">
      <style:text-properties fo:color="#000000"/>
    </style:style>
    <style:style style:name="T6" style:family="text">
      <style:text-properties officeooo:rsid="00137e2e"/>
    </style:style>
    <style:style style:name="T7" style:family="text">
      <style:text-properties fo:color="#81d41a"/>
    </style:style>
    <style:style style:name="T8" style:family="text">
      <style:text-properties fo:color="#81d41a" officeooo:rsid="00137e2e"/>
    </style:style>
    <style:style style:name="T9" style:family="text">
      <style:text-properties fo:color="#afd095"/>
    </style:style>
    <style:style style:name="T10" style:family="text">
      <style:text-properties fo:color="#afd095" officeooo:rsid="00137e2e"/>
    </style:style>
    <style:style style:name="T11" style:family="text">
      <style:text-properties fo:color="#3faf46"/>
    </style:style>
    <style:style style:name="T12" style:family="text">
      <style:text-properties fo:color="#3faf46" officeooo:rsid="00137e2e"/>
    </style:style>
    <style:style style:name="T13" style:family="text">
      <style:text-properties fo:color="#3faf46" fo:font-weight="bold"/>
    </style:style>
    <style:style style:name="T14" style:family="text">
      <style:text-properties fo:color="#3faf46" fo:font-weight="bold" officeooo:rsid="00137e2e"/>
    </style:style>
    <style:style style:name="T15" style:family="text">
      <style:text-properties fo:color="#3faf46" style:font-name="Liberation Mono" fo:font-size="10pt" fo:font-weight="bold" officeooo:rsid="00137e2e" style:font-name-asian="Noto Sans Mono CJK SC" style:font-size-asian="10pt" style:font-name-complex="Liberation Mono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1</text:p>
      <text:p text:style-name="P2"/>
      <text:p text:style-name="P3">Problem <text:span text:style-name="T1">2</text:span>: Recognising digits</text:p>
      <text:p text:style-name="P4"/>
      <text:p text:style-name="P6">For the <text:span text:style-name="T1">second</text:span> problem I wrote the following programm in MATLAB:</text:p>
      <text:p text:style-name="P6"/>
      <text:p text:style-name="P6"/>
      <text:p text:style-name="P14"><text:span text:style-name="T3">fivepatterns </text:span><text:span text:style-name="T13">% </text:span><text:span text:style-name="T14">runs the fivepatterns.m </text:span><text:span text:style-name="T15">file</text:span><text:span text:style-name="T14"> to import its values</text:span></text:p>
      <text:p text:style-name="P7">patterns<text:span text:style-name="T2">=[</text:span>x1<text:span text:style-name="T2">;</text:span> x2<text:span text:style-name="T2">;</text:span> x3<text:span text:style-name="T2">;</text:span> x4<text:span text:style-name="T2">;</text:span> x5<text:span text:style-name="T2">;];</text:span></text:p>
      <text:p text:style-name="P7">N <text:span text:style-name="T2">=</text:span> <text:span text:style-name="T3">size</text:span><text:span text:style-name="T2">(</text:span>patterns<text:span text:style-name="T2">,</text:span>2<text:span text:style-name="T2">);</text:span></text:p>
      <text:p text:style-name="P7">patterns <text:span text:style-name="T2">=</text:span> transpose<text:span text:style-name="T2">(</text:span>patterns<text:span text:style-name="T2">);</text:span></text:p>
      <text:p text:style-name="P7">w<text:span text:style-name="T2">=</text:span>0<text:span text:style-name="T2">;</text:span></text:p>
      <text:p text:style-name="P7"><text:span text:style-name="T3">for</text:span> i <text:span text:style-name="T2">=</text:span> 1<text:span text:style-name="T2">:</text:span><text:span text:style-name="T3">size</text:span><text:span text:style-name="T2">(</text:span>patterns<text:span text:style-name="T2">,</text:span>2<text:span text:style-name="T2">)</text:span></text:p>
      <text:p text:style-name="P7"><text:s text:c="2"/>w <text:span text:style-name="T2">=</text:span> w <text:span text:style-name="T2">+</text:span> mtimes<text:span text:style-name="T2">(</text:span>patterns<text:span text:style-name="T2">(:,</text:span>i<text:span text:style-name="T2">),</text:span>transpose<text:span text:style-name="T2">(</text:span>patterns<text:span text:style-name="T2">(:,</text:span>i<text:span text:style-name="T2">)));</text:span></text:p>
      <text:p text:style-name="P9">end</text:p>
      <text:p text:style-name="P7">w <text:span text:style-name="T2">=</text:span> w<text:span text:style-name="T2">-</text:span><text:span text:style-name="T3">diag</text:span><text:span text:style-name="T2">(</text:span><text:span text:style-name="T3">diag</text:span><text:span text:style-name="T2">(</text:span>w<text:span text:style-name="T2">));</text:span></text:p>
      <text:p text:style-name="P7">w <text:span text:style-name="T2">=</text:span> w<text:span text:style-name="T2">/</text:span>N<text:span text:style-name="T2">;</text:span></text:p>
      <text:p text:style-name="P7">testPatterns <text:span text:style-name="T2">=</text:span> <text:span text:style-name="T2">[</text:span> <text:span text:style-name="T2">[[</text:span>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]],</text:span></text:p>
      <text:p text:style-name="P7"><text:s text:c="18"/><text:span text:style-name="T2">[[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<text:span text:style-name="T2">-</text:span>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</text:span> <text:span text:style-name="T2">[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],</text:span></text:p>
      <text:p text:style-name="P7"><text:s text:c="18"/><text:span text:style-name="T2">[[</text:span>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],</text:span> <text:span text:style-name="T2">[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</text:span> <text:span text:style-name="T2">[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</text:span> <text:span text:style-name="T2">[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</text:span> <text:span text:style-name="T2">[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</text:span> <text:span text:style-name="T2">[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</text:span> <text:span text:style-name="T2">[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]</text:span></text:p>
      <text:p text:style-name="P7"><text:s text:c="16"/><text:span text:style-name="T2">];</text:span></text:p>
      <text:p text:style-name="P7">testPatternsOutput <text:span text:style-name="T2">=</text:span> <text:span text:style-name="T3">zeros</text:span><text:span text:style-name="T2">(</text:span>3<text:span text:style-name="T2">,</text:span>N<text:span text:style-name="T2">);</text:span></text:p>
      <text:p text:style-name="P7">flag <text:span text:style-name="T2">=</text:span> 0<text:span text:style-name="T2">;</text:span></text:p>
      <text:p text:style-name="P7"><text:span text:style-name="T3">for</text:span> l <text:span text:style-name="T2">=</text:span> 1<text:span text:style-name="T2">:</text:span>3</text:p>
      <text:p text:style-name="P7"><text:s text:c="2"/>x_test <text:span text:style-name="T2">=</text:span> testPatterns<text:span text:style-name="T2">(</text:span>l<text:span text:style-name="T2">,:);</text:span></text:p>
      <text:p text:style-name="P7"><text:s text:c="2"/>T <text:span text:style-name="T2">=</text:span> 100<text:span text:style-name="T2">;</text:span></text:p>
      <text:p text:style-name="P7"><text:s text:c="2"/><text:span text:style-name="T3">for</text:span> j <text:span text:style-name="T2">=</text:span> 1<text:span text:style-name="T2">:</text:span>T</text:p>
      <text:p text:style-name="P7"><text:s text:c="4"/><text:span text:style-name="T3">if</text:span> flag <text:span text:style-name="T2">==</text:span> 1</text:p>
      <text:p text:style-name="P7"><text:s text:c="6"/>flag <text:span text:style-name="T2">=</text:span> 0<text:span text:style-name="T2">;</text:span></text:p>
      <text:p text:style-name="P7"><text:s text:c="6"/><text:span text:style-name="T3">break</text:span></text:p>
      <text:p text:style-name="P7"><text:s text:c="4"/><text:span text:style-name="T3">end</text:span></text:p>
      <text:p text:style-name="P7"><text:s text:c="4"/><text:span text:style-name="T3">for</text:span> k <text:span text:style-name="T2">=</text:span> 1<text:span text:style-name="T2">:</text:span>N</text:p>
      <text:p text:style-name="P7"><text:s text:c="6"/><text:span text:style-name="T3">if</text:span> flag <text:span text:style-name="T2">==</text:span> 1</text:p>
      <text:p text:style-name="P7"><text:s text:c="8"/><text:span text:style-name="T3">break</text:span></text:p>
      <text:p text:style-name="P7"><text:s text:c="6"/><text:span text:style-name="T3">end</text:span></text:p>
      <text:p text:style-name="P7"><text:s text:c="6"/>b <text:span text:style-name="T2">=</text:span> w<text:span text:style-name="T2">*</text:span>transpose<text:span text:style-name="T2">(</text:span>x_test<text:span text:style-name="T2">);</text:span></text:p>
      <text:p text:style-name="P7"><text:s text:c="6"/>x_test<text:span text:style-name="T2">(</text:span>k<text:span text:style-name="T2">)</text:span> <text:span text:style-name="T2">=</text:span> <text:span text:style-name="T3">sign</text:span><text:span text:style-name="T2">(</text:span>b<text:span text:style-name="T2">(</text:span>k<text:span text:style-name="T2">));</text:span></text:p>
      <text:p text:style-name="P7"><text:s text:c="4"/><text:span text:style-name="T3">end</text:span></text:p>
      <text:p text:style-name="P7"><text:s text:c="4"/><text:span text:style-name="T3">for</text:span> i<text:span text:style-name="T2">=</text:span>1<text:span text:style-name="T2">:</text:span><text:span text:style-name="T3">size</text:span><text:span text:style-name="T2">(</text:span>patterns<text:span text:style-name="T2">,</text:span>2<text:span text:style-name="T2">)</text:span></text:p>
      <text:p text:style-name="P7"><text:s text:c="6"/><text:span text:style-name="T3">if</text:span> transpose<text:span text:style-name="T2">(</text:span>x_test<text:span text:style-name="T2">)==</text:span>patterns<text:span text:style-name="T2">(:,</text:span>i<text:span text:style-name="T2">)</text:span></text:p>
      <text:p text:style-name="P7"><text:s text:c="8"/><text:span text:style-name="T3">fprintf</text:span><text:span text:style-name="T2">('It converges to pattern %d.\n',</text:span> i<text:span text:style-name="T2">);</text:span></text:p>
      <text:p text:style-name="P7"><text:soft-page-break/><text:s text:c="8"/>testPatternsOutput<text:span text:style-name="T2">(</text:span>l<text:span text:style-name="T2">,:)=</text:span>transpose<text:span text:style-name="T2">(</text:span>patterns<text:span text:style-name="T2">(:,</text:span>i<text:span text:style-name="T2">));</text:span></text:p>
      <text:p text:style-name="P7"><text:s text:c="8"/>flag<text:span text:style-name="T2">=</text:span>1<text:span text:style-name="T2">;</text:span></text:p>
      <text:p text:style-name="P7"><text:s text:c="8"/><text:span text:style-name="T3">break</text:span></text:p>
      <text:p text:style-name="P7"><text:s text:c="6"/><text:span text:style-name="T3">elseif</text:span> transpose<text:span text:style-name="T2">(</text:span>x_test<text:span text:style-name="T2">)==</text:span>flip<text:span text:style-name="T2">(</text:span>patterns<text:span text:style-name="T2">(:,</text:span>i<text:span text:style-name="T2">))</text:span></text:p>
      <text:p text:style-name="P7"><text:s text:c="8"/><text:span text:style-name="T3">fprintf</text:span><text:span text:style-name="T2">('It converges to pattern %d.\n',</text:span> <text:span text:style-name="T2">-</text:span>i<text:span text:style-name="T2">);</text:span></text:p>
      <text:p text:style-name="P7"><text:s text:c="8"/>testPatternsOutput<text:span text:style-name="T2">(</text:span>l<text:span text:style-name="T2">,:)=</text:span>transpose<text:span text:style-name="T2">(</text:span>patterns<text:span text:style-name="T2">(:,</text:span>i<text:span text:style-name="T2">));</text:span></text:p>
      <text:p text:style-name="P7"><text:s text:c="8"/>flag<text:span text:style-name="T2">=</text:span>1<text:span text:style-name="T2">;</text:span></text:p>
      <text:p text:style-name="P7"><text:s text:c="8"/><text:span text:style-name="T3">break</text:span></text:p>
      <text:p text:style-name="P7"><text:s text:c="6"/><text:span text:style-name="T3">else</text:span></text:p>
      <text:p text:style-name="P7"><text:s text:c="8"/>flag <text:span text:style-name="T2">=</text:span> 2<text:span text:style-name="T2">;</text:span></text:p>
      <text:p text:style-name="P7"><text:s text:c="6"/><text:span text:style-name="T3">end</text:span></text:p>
      <text:p text:style-name="P7"><text:s text:c="4"/><text:span text:style-name="T3">end</text:span></text:p>
      <text:p text:style-name="P7"><text:s text:c="2"/><text:span text:style-name="T3">end</text:span></text:p>
      <text:p text:style-name="P7"><text:s text:c="2"/><text:span text:style-name="T3">if</text:span> flag <text:span text:style-name="T2">==</text:span> 2</text:p>
      <text:p text:style-name="P7"><text:s text:c="4"/><text:span text:style-name="T3">fprintf</text:span><text:span text:style-name="T2">('It converges to none of the patterns\n');</text:span></text:p>
      <text:p text:style-name="P7"><text:s text:c="4"/>testPatternsOutput<text:span text:style-name="T2">(</text:span>l<text:span text:style-name="T2">,:)=</text:span>x_test<text:span text:style-name="T2">;</text:span></text:p>
      <text:p text:style-name="P7"><text:s text:c="2"/><text:span text:style-name="T3">end</text:span></text:p>
      <text:p text:style-name="P12">end</text:p>
      <text:p text:style-name="P10"/>
      <text:p text:style-name="P5">where the “fivepatterns.m” file contains the following data:</text:p>
      <text:p text:style-name="P5"/>
      <text:p text:style-name="P8">x1<text:span text:style-name="T2">=[</text:span> <text:span text:style-name="T2">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</text:span> <text:span text:style-name="T2">];</text:span></text:p>
      <text:p text:style-name="P11"/>
      <text:p text:style-name="P7">x2<text:span text:style-name="T2">=[</text:span> <text:span text:style-name="T2">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</text:span> <text:span text:style-name="T2">];</text:span></text:p>
      <text:p text:style-name="P11"/>
      <text:p text:style-name="P7">x3<text:span text:style-name="T2">=[</text:span> <text:span text:style-name="T2">[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],[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</text:span> <text:span text:style-name="T2">];</text:span></text:p>
      <text:p text:style-name="P11"/>
      <text:p text:style-name="P7">x4<text:span text:style-name="T2">=[</text:span> <text:span text:style-name="T2">[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],[</text:span> <text:span text:style-name="T2">-</text:span>1<text:span text:style-name="T2">,</text:span> <text:span text:style-name="T2">-</text:span>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1<text:span text:style-name="T2">,</text:span> <text:span text:style-name="T2">-</text:span>1<text:span text:style-name="T2">,</text:span> <text:span text:style-name="T2">-</text:span>1<text:span text:style-name="T2">]</text:span> <text:span text:style-name="T2">];</text:span></text:p>
      <text:p text:style-name="P11"/>
      <text:p text:style-name="P13"><text:span text:style-name="T5">x5</text:span><text:span text:style-name="T2">=[</text:span><text:span text:style-name="T5"> </text:span><text:span text:style-name="T2">[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oft-page-break/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,[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</text:span><text:span text:style-name="T2">-</text:span><text:span text:style-name="T5">1</text:span><text:span text:style-name="T2">,</text:span><text:span text:style-name="T5"> 1</text:span><text:span text:style-name="T2">,</text:span><text:span text:style-name="T5"> 1</text:span><text:span text:style-name="T2">,</text:span><text:span text:style-name="T5"> </text:span><text:span text:style-name="T2">-</text:span><text:span text:style-name="T5">1</text:span><text:span text:style-name="T2">]</text:span><text:span text:style-name="T5"> </text:span><text:span text:style-name="T2">]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7:26:26.374923232</meta:creation-date>
    <meta:editing-duration>PT5H35M20S</meta:editing-duration>
    <meta:editing-cycles>5</meta:editing-cycles>
    <meta:generator>LibreOffice/6.4.5.2$Linux_X86_64 LibreOffice_project/40$Build-2</meta:generator>
    <dc:date>2020-09-18T16:12:17.275012093</dc:date>
    <meta:document-statistic meta:table-count="0" meta:image-count="0" meta:object-count="0" meta:page-count="3" meta:paragraph-count="61" meta:word-count="1453" meta:character-count="6112" meta:non-whitespace-character-count="4482"/>
  </office:meta>
</office:document-meta>
</file>